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margin-top="0cm" fo:margin-bottom="0cm" style:contextual-spacing="false"/>
      <style:text-properties officeooo:rsid="001f4568" officeooo:paragraph-rsid="001f4568"/>
    </style:style>
    <style:style style:name="P8" style:family="paragraph" style:parent-style-name="Heading_20_1">
      <style:paragraph-properties fo:margin-top="0cm" fo:margin-bottom="0cm" style:contextual-spacing="false" fo:break-before="page"/>
      <style:text-properties officeooo:rsid="00213eef" officeooo:paragraph-rsid="00213eef"/>
    </style:style>
    <style:style style:name="P9" style:family="paragraph" style:parent-style-name="Heading_20_1">
      <style:paragraph-properties fo:margin-top="0cm" fo:margin-bottom="0cm" style:contextual-spacing="false"/>
      <style:text-properties officeooo:rsid="00213eef" officeooo:paragraph-rsid="00213eef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213eef"/>
    </style:style>
    <style:style style:name="T1" style:family="text">
      <style:text-properties officeooo:rsid="00213ee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11">PRÁCTICA <text:span text:style-name="T1">colisión y difusión</text:span></text:p>
      <text:p text:style-name="P5">SUBTÍTUL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Sumario</text:p>
          </text:index-title>
          <text:p text:style-name="P3"><text:a xlink:type="simple" xlink:href="#__RefHeading___Toc105_3485141822" text:style-name="Index_20_Link" text:visited-style-name="Index_20_Link">1) Pregunta?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8" text:outline-level="1"/>
      <text:p text:style-name="P13"/>
      <text:p text:style-name="P13"/>
      <text:h text:style-name="P9" text:outline-level="1">ee</text:h>
      <text:h text:style-name="P7" text:outline-level="1"><text:bookmark-start text:name="__RefHeading___Toc105_3485141822"/>Pregunta?<text:bookmark-end text:name="__RefHeading___Toc105_3485141822"/></text:h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2-11T21:34:10.649000000</dc:date>
    <meta:editing-duration>PT31M14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9" meta:word-count="22" meta:character-count="137" meta:non-whitespace-character-count="126"/>
  </office:meta>
</office:document-meta>
</file>